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131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RAM_030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2"/>
          <table:table-cell office:value-type="string" calcext:value-type="string">
            <text:p>Measured tim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Speed Res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style-name="ce2"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style-name="ce2"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style-name="ce2"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style-name="ce2"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style-name="ce2"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style-name="ce2" table:formula="of:=[.B3]/[.D18]" office:value-type="float" office:value="47163.4843064536" calcext:value-type="float">
            <text:p>47163.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style-name="ce2"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style-name="ce2"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style-name="ce2" table:formula="of:=[.B3]/[.D21]" office:value-type="float" office:value="59464.0684960727" calcext:value-type="float">
            <text:p>59464.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style-name="ce2" table:formula="of:=[.B3]/[.D22]" office:value-type="float" office:value="62968.0787840997" calcext:value-type="float">
            <text:p>62968.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style-name="ce2" table:formula="of:=[.B3]/[.D23]" office:value-type="float" office:value="65912.6000184816" calcext:value-type="float">
            <text:p>65912.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Xk_1</text:p>
          </table:table-cell>
          <table:table-cell office:value-type="string" calcext:value-type="string">
            <text:p>nodes</text:p>
          </table:table-cell>
          <table:table-cell table:formula="of:=[.I15]" office:value-type="float" office:value="1001107" calcext:value-type="float">
            <text:p>10011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style-name="ce2" table:formula="of:=[.B3]/[.D24]" office:value-type="float" office:value="66862.1352877312" calcext:value-type="float">
            <text:p>66862.1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n</text:p>
          </table:table-cell>
          <table:table-cell table:formula="of:=[.I13]"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style-name="ce2" table:formula="of:=[.B3]/[.D25]" office:value-type="float" office:value="68132.4722772705" calcext:value-type="float">
            <text:p>68132.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xk_1[ dwp[i] ]</text:p>
          </table:table-cell>
          <table:table-cell office:value-type="string" calcext:value-type="string">
            <text:p>dwp_size*2</text:p>
          </table:table-cell>
          <table:table-cell table:formula="of:=[.I14]*2" office:value-type="float" office:value="2002212" calcext:value-type="float">
            <text:p>20022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style-name="ce2" table:formula="of:=[.B3]/[.D26]" office:value-type="float" office:value="69685.9560541784" calcext:value-type="float">
            <text:p>69686.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des</text:p>
          </table:table-cell>
          <table:table-cell table:formula="of:=[.I15]" office:value-type="float" office:value="1001107" calcext:value-type="float">
            <text:p>10011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style-name="ce2" table:formula="of:=[.B3]/[.D27]" office:value-type="float" office:value="71056.0793869149" calcext:value-type="float">
            <text:p>71056.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Nodes*2</text:p>
          </table:table-cell>
          <table:table-cell table:formula="of:=[.I15]*2" office:value-type="float" office:value="2002214" calcext:value-type="float">
            <text:p>20022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style-name="ce2" table:formula="of:=[.B3]/[.D28]" office:value-type="float" office:value="72544.2126136365" calcext:value-type="float">
            <text:p>72544.2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nodes+edges*3</text:p>
          </table:table-cell>
          <table:table-cell table:formula="of:=[.I15]+[.I16]*3" office:value-type="float" office:value="13003756" calcext:value-type="float">
            <text:p>13003756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nodes</text:p>
          </table:table-cell>
          <table:table-cell/>
          <table:table-cell table:formula="of:=[.I15]"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4"/>
          <table:table-cell table:style-name="ce2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nodes</text:p>
          </table:table-cell>
          <table:table-cell/>
          <table:table-cell table:formula="of:=[.I15]" office:value-type="float" office:value="1001107" calcext:value-type="float">
            <text:p>1001107</text:p>
          </table:table-cell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Nodes*2</text:p>
          </table:table-cell>
          <table:table-cell table:formula="of:=[.I15]*2" office:value-type="float" office:value="2002214" calcext:value-type="float">
            <text:p>2002214</text:p>
          </table:table-cell>
          <table:table-cell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2"/>
          <table:table-cell office:value-type="string" calcext:value-type="string">
            <text:p>Measured times</text:p>
          </table:table-cell>
          <table:table-cell table:number-columns-repeated="6"/>
          <table:table-cell table:formula="of:=SUM([.K25:.K31])" office:value-type="float" office:value="20011503" calcext:value-type="float">
            <text:p>20011503</text:p>
          </table:table-cell>
          <table:table-cell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Speed Res.</text:p>
          </table:table-cell>
          <table:table-cell/>
          <table:table-cell office:value-type="string" calcext:value-type="string">
            <text:p>nod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style-name="ce2" table:formula="of:=[.B31]/[.D34]" office:value-type="float" office:value="8040.78300601525" calcext:value-type="float">
            <text:p>8040.8</text:p>
          </table:table-cell>
          <table:table-cell table:number-columns-repeated="3"/>
          <table:table-cell table:formula="of:=[.K24]*[.K32]+[.K23]" office:value-type="float" office:value="1000576151107" calcext:value-type="float">
            <text:p>10005761511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style-name="ce2" table:formula="of:=[.B31]/[.D35]" office:value-type="float" office:value="14700.546703873" calcext:value-type="float">
            <text:p>14700.5</text:p>
          </table:table-cell>
          <table:table-cell table:number-columns-repeated="3"/>
          <table:table-cell table:formula="of:=[.K34]*[.I17]*0.000001" office:value-type="float" office:value="8004609.208856" calcext:value-type="float">
            <text:p>8004609.2088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style-name="ce2" table:formula="of:=[.B31]/[.D36]" office:value-type="float" office:value="20402.8098408439" calcext:value-type="float">
            <text:p>20402.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style-name="ce2" table:formula="of:=[.B31]/[.D37]" office:value-type="float" office:value="25520.144069134" calcext:value-type="float">
            <text:p>25520.1</text:p>
          </table:table-cell>
          <table:table-cell table:number-columns-repeated="2"/>
          <table:table-cell table:formula="of:=[.K35]/[.B34]" office:value-type="float" office:value="725.186556337742" calcext:value-type="float">
            <text:p>725.1865563377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style-name="ce2" table:formula="of:=[.B31]/[.D38]" office:value-type="float" office:value="30166.647801985" calcext:value-type="float">
            <text:p>30166.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style-name="ce2" table:formula="of:=[.B31]/[.D39]" office:value-type="float" office:value="34105.4731882492" calcext:value-type="float">
            <text:p>34105.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style-name="ce2" table:formula="of:=[.B31]/[.D40]" office:value-type="float" office:value="37262.4434315082" calcext:value-type="float">
            <text:p>37262.4</text:p>
          </table:table-cell>
          <table:table-cell/>
          <table:table-cell table:style-name="ce5" table:formula="of:=4000000*50000*8" office:value-type="float" office:value="1600000000000" calcext:value-type="float">
            <text:p>1,600,000,000,000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style-name="ce2" table:formula="of:=[.B31]/[.D41]" office:value-type="float" office:value="39899.2208280103" calcext:value-type="float">
            <text:p>39899.2</text:p>
          </table:table-cell>
          <table:table-cell/>
          <table:table-cell table:style-name="ce5" table:formula="of:=[.I40]/(1000*1000)" office:value-type="float" office:value="1600000" calcext:value-type="float">
            <text:p>1,600,000.00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style-name="ce2" table:formula="of:=[.B31]/[.D42]" office:value-type="float" office:value="42225.5104163432" calcext:value-type="float">
            <text:p>42225.5</text:p>
          </table:table-cell>
          <table:table-cell/>
          <table:table-cell table:formula="of:=[.I41]/32.373178" office:value-type="float" office:value="49423.6308835666" calcext:value-type="float">
            <text:p>49423.63088356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style-name="ce2" table:formula="of:=[.B31]/[.D43]" office:value-type="float" office:value="44592.4279079944" calcext:value-type="float">
            <text:p>44592.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style-name="ce2" table:formula="of:=[.B31]/[.D44]" office:value-type="float" office:value="46245.468791006" calcext:value-type="float">
            <text:p>46245.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style-name="ce2" table:formula="of:=[.B31]/[.D45]" office:value-type="float" office:value="46546.4513942867" calcext:value-type="float">
            <text:p>46546.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style-name="ce2" table:formula="of:=[.B31]/[.D46]" office:value-type="float" office:value="47449.9816863504" calcext:value-type="float">
            <text:p>47450.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style-name="ce2" table:formula="of:=[.B31]/[.D47]" office:value-type="float" office:value="48580.7597798462" calcext:value-type="float">
            <text:p>48580.8</text:p>
          </table:table-cell>
          <table:table-cell/>
          <table:table-cell table:style-name="ce5" table:formula="of:=3276803*50000*8" office:value-type="float" office:value="1310721200000" calcext:value-type="float">
            <text:p>1,310,721,200,00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style-name="ce2" table:formula="of:=[.B31]/[.D48]" office:value-type="float" office:value="49862.9547590807" calcext:value-type="float">
            <text:p>49863.0</text:p>
          </table:table-cell>
          <table:table-cell/>
          <table:table-cell table:formula="of:=[.I47]/(1000*1000)" office:value-type="float" office:value="1310721.2" calcext:value-type="float">
            <text:p>1310721.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style-name="ce2" table:formula="of:=[.B31]/[.D49]" office:value-type="float" office:value="50690.7993168153" calcext:value-type="float">
            <text:p>50690.8</text:p>
          </table:table-cell>
          <table:table-cell/>
          <table:table-cell table:formula="of:=[.I48]/237" office:value-type="float" office:value="5530.46919831224" calcext:value-type="float">
            <text:p>5530.46919831224</text:p>
          </table:table-cell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odes</text:p>
          </table:table-cell>
          <table:table-cell office:value-type="float" office:value="3276803" calcext:value-type="float">
            <text:p>327680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edges</text:p>
          </table:table-cell>
          <table:table-cell office:value-type="float" office:value="13107200" calcext:value-type="float">
            <text:p>13107200</text:p>
          </table:table-cell>
          <table:table-cell/>
          <table:table-cell table:formula="of:=(25*1024*1024)/8" office:value-type="float" office:value="3276800" calcext:value-type="float">
            <text:p>327680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0001" calcext:value-type="float">
            <text:p>1E-06</text:p>
          </table:table-cell>
          <table:table-cell/>
          <table:table-cell table:formula="of:=[.K58]*4" office:value-type="float" office:value="13107200" calcext:value-type="float">
            <text:p>13107200</text:p>
          </table:table-cell>
          <table:table-cell/>
        </table:table-row>
        <table:table-row table:style-name="ro1">
          <table:table-cell table:number-columns-repeated="8"/>
          <table:table-cell table:formula="of:=[.I14]*[.I17]" office:value-type="float" office:value="8008848" calcext:value-type="float">
            <text:p>8008848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60]/(1024*1024)" office:value-type="float" office:value="7.63783264160156" calcext:value-type="float">
            <text:p>7.63783264160156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formula="of:=[.I13]*[.I57]*[.I17]*[.I59]*2" office:value-type="float" office:value="2621442.4" calcext:value-type="float">
            <text:p>2621442.4</text:p>
          </table:table-cell>
          <table:table-cell/>
          <table:table-cell office:value-type="float" office:value="10674.4" calcext:value-type="float">
            <text:p>10674.4</text:p>
          </table:table-cell>
          <table:table-cell/>
        </table:table-row>
        <table:table-row table:style-name="ro1">
          <table:table-cell table:number-columns-repeated="8"/>
          <table:table-cell table:formula="of:=[.I64]/[.B34]" office:value-type="float" office:value="237.492516760283" calcext:value-type="float">
            <text:p>237.49251676028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[.I64]/[.B49]" office:value-type="float" office:value="40.036079844831" calcext:value-type="float">
            <text:p>40.03607984483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[.I64]/25" office:value-type="float" office:value="104857.696" calcext:value-type="float">
            <text:p>104857.696</text:p>
          </table:table-cell>
          <table:table-cell/>
          <table:table-cell office:value-type="string" calcext:value-type="string">
            <text:p>1,1487.377057,1281.391464,205.985592</text:p>
          </table:table-cell>
          <table:table-cell/>
        </table:table-row>
      </table:table>
      <table:table table:name="NVDIMM_090620" table:style-name="ta1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</table:table>
      <table:table table:name="DRAM_190620" table:style-name="ta1">
        <table:table-column table:style-name="co2" table:number-columns-repeated="2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NVDIMM_090620.A139:NVDIMM_090620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5:18:08.172885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T2H5M45S</meta:editing-duration>
    <meta:editing-cycles>9</meta:editing-cycles>
    <meta:generator>LibreOffice/6.3.6.2$Linux_X86_64 LibreOffice_project/30$Build-2</meta:generator>
    <dc:date>2020-07-09T16:44:36.980295261</dc:date>
    <meta:print-date>2020-06-19T02:38:44.865133357</meta:print-date>
    <meta:document-statistic meta:table-count="3" meta:cell-count="3031" meta:object-count="0"/>
    <meta:template xlink:type="simple" xlink:actuate="onRequest" xlink:title="SveinGunnar" xlink:href="../../../../../Templates/SveinGunnar.ots" meta:date="2020-06-18T19:10:08.448216590"/>
  </office:meta>
</office:document-meta>
</file>